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style:font-name="David CLM" officeooo:rsid="05d818a9" officeooo:paragraph-rsid="05d818a9" style:font-name-complex="David CLM"/>
    </style:style>
    <style:style style:name="P5" style:family="paragraph" style:parent-style-name="Text_20_body">
      <style:text-properties style:font-name="David CLM" officeooo:rsid="060c388b" officeooo:paragraph-rsid="060c388b" style:font-name-complex="David CLM"/>
    </style:style>
    <style:style style:name="P6" style:family="paragraph" style:parent-style-name="Text_20_body">
      <style:text-properties officeooo:rsid="05ef6ec2" officeooo:paragraph-rsid="05ef6ec2"/>
    </style:style>
    <style:style style:name="P7" style:family="paragraph" style:parent-style-name="Text_20_body">
      <style:text-properties officeooo:rsid="0611694f" officeooo:paragraph-rsid="0611694f"/>
    </style:style>
    <style:style style:name="P8" style:family="paragraph" style:parent-style-name="Text_20_body">
      <style:text-properties officeooo:rsid="06178d0b" officeooo:paragraph-rsid="0621f8fb"/>
    </style:style>
    <style:style style:name="P9" style:family="paragraph" style:parent-style-name="Text_20_body">
      <style:text-properties officeooo:rsid="05f05110" officeooo:paragraph-rsid="05f05110"/>
    </style:style>
    <style:style style:name="P10" style:family="paragraph" style:parent-style-name="Text_20_body">
      <style:text-properties fo:font-weight="normal" officeooo:rsid="06178d0b" officeooo:paragraph-rsid="0621f8fb" style:font-weight-asian="normal" style:font-weight-complex="normal"/>
    </style:style>
    <style:style style:name="P11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officeooo:rsid="05735d0c" officeooo:paragraph-rsid="060c388b" style:font-name-complex="David CLM"/>
    </style:style>
    <style:style style:name="P12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officeooo:rsid="05735d0c" officeooo:paragraph-rsid="05ef6ec2" style:font-name-complex="David CLM"/>
    </style:style>
    <style:style style:name="P13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fo:font-weight="normal" officeooo:rsid="05735d0c" officeooo:paragraph-rsid="0621f8fb" style:font-weight-asian="normal" style:font-name-complex="David CLM" style:font-weight-complex="normal"/>
    </style:style>
    <style:style style:name="P14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fo:font-weight="normal" officeooo:rsid="06178d0b" officeooo:paragraph-rsid="0621f8fb" style:font-weight-asian="normal" style:font-name-complex="David CLM" style:font-weight-complex="normal"/>
    </style:style>
    <style:style style:name="P15" style:family="paragraph" style:parent-style-name="Text_20_body">
      <style:paragraph-properties fo:margin-top="0in" fo:margin-bottom="0in" loext:contextual-spacing="false"/>
      <style:text-properties officeooo:rsid="05ef6ec2" officeooo:paragraph-rsid="05ef6ec2"/>
    </style:style>
    <style:style style:name="P16" style:family="paragraph" style:parent-style-name="Text_20_body">
      <style:paragraph-properties fo:margin-top="0in" fo:margin-bottom="0in" loext:contextual-spacing="false"/>
      <style:text-properties fo:font-weight="bold" officeooo:rsid="05ef6ec2" officeooo:paragraph-rsid="05ef6ec2" style:font-weight-asian="bold" style:font-weight-complex="bold"/>
    </style:style>
    <style:style style:name="P17" style:family="paragraph" style:parent-style-name="Text_20_body">
      <style:paragraph-properties fo:text-align="end" style:justify-single-word="false" style:writing-mode="rl-tb"/>
      <style:text-properties style:font-name="David CLM" officeooo:rsid="0596ca4a" officeooo:paragraph-rsid="05d818a9" style:font-name-complex="David CLM"/>
    </style:style>
    <style:style style:name="P18" style:family="paragraph" style:parent-style-name="Text_20_body">
      <style:paragraph-properties fo:text-align="end" style:justify-single-word="false" style:writing-mode="rl-tb"/>
      <style:text-properties style:font-name="David CLM" officeooo:rsid="0596ca4a" officeooo:paragraph-rsid="05fd2629" style:font-name-complex="David CLM"/>
    </style:style>
    <style:style style:name="P19" style:family="paragraph" style:parent-style-name="Text_20_body">
      <style:paragraph-properties fo:text-align="end" style:justify-single-word="false" style:writing-mode="rl-tb"/>
      <style:text-properties style:font-name="David CLM" officeooo:rsid="06102054" officeooo:paragraph-rsid="06102054" style:font-name-complex="David CLM"/>
    </style:style>
    <style:style style:name="P20" style:family="paragraph" style:parent-style-name="Text_20_body">
      <style:paragraph-properties fo:text-align="end" style:justify-single-word="false" style:writing-mode="rl-tb"/>
      <style:text-properties style:font-name="David CLM" officeooo:rsid="0616a2af" officeooo:paragraph-rsid="0616a2af" style:font-name-complex="David CLM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611694f" officeooo:paragraph-rsid="0611694f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618f104" officeooo:paragraph-rsid="0621f8fb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61aaed5" officeooo:paragraph-rsid="0621f8fb"/>
    </style:style>
    <style:style style:name="P24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21f8fb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1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1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1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3594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Heading_20_2">
      <style:paragraph-properties fo:line-height="100%"/>
      <style:text-properties style:font-name="David CLM" officeooo:rsid="05735d0c" officeooo:paragraph-rsid="05db2356" style:font-name-complex="David CLM"/>
    </style:style>
    <style:style style:name="P30" style:family="paragraph" style:parent-style-name="Heading_20_2">
      <style:text-properties style:font-name="David CLM" officeooo:rsid="05735d0c" officeooo:paragraph-rsid="0596ca4a" style:font-name-complex="David CLM"/>
    </style:style>
    <style:style style:name="P31" style:family="paragraph" style:parent-style-name="Heading_20_2">
      <style:text-properties officeooo:rsid="05735d0c" officeooo:paragraph-rsid="060c388b"/>
    </style:style>
    <style:style style:name="P32" style:family="paragraph" style:parent-style-name="Text_20_body">
      <style:paragraph-properties fo:text-align="start" style:justify-single-word="false" style:writing-mode="lr-tb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rsid="0611694f" officeooo:paragraph-rsid="0611694f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rsid="06178d0b" officeooo:paragraph-rsid="0621f8fb"/>
    </style:style>
    <style:style style:name="P35" style:family="paragraph" style:parent-style-name="Text_20_body">
      <style:paragraph-properties fo:text-align="start" style:justify-single-word="false" style:writing-mode="lr-tb"/>
      <style:text-properties fo:font-weight="normal" officeooo:rsid="0611694f" officeooo:paragraph-rsid="0621f8fb" style:font-weight-asian="normal" style:font-weight-complex="normal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rsid="0611694f" officeooo:paragraph-rsid="0611694f"/>
    </style:style>
    <style:style style:name="P37" style:family="paragraph" style:parent-style-name="Text_20_body" style:list-style-name="L2">
      <style:text-properties fo:font-weight="normal" officeooo:rsid="06178d0b" officeooo:paragraph-rsid="0621f8fb" style:font-weight-asian="normal" style:font-weight-complex="normal"/>
    </style:style>
    <style:style style:name="P38" style:family="paragraph" style:parent-style-name="Text_20_body">
      <style:text-properties officeooo:rsid="06421956" officeooo:paragraph-rsid="06421956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63d70ef" officeooo:paragraph-rsid="063d70ef"/>
    </style:style>
    <style:style style:name="P40" style:family="paragraph" style:parent-style-name="Text_20_body">
      <style:paragraph-properties fo:text-align="end" style:justify-single-word="false" style:writing-mode="rl-tb"/>
      <style:text-properties style:font-name="David CLM" officeooo:rsid="0616a2af" officeooo:paragraph-rsid="0616a2af" style:font-name-complex="David CLM"/>
    </style:style>
    <style:style style:name="P41" style:family="paragraph" style:parent-style-name="Text_20_body">
      <style:paragraph-properties fo:text-align="end" style:justify-single-word="false" style:writing-mode="rl-tb"/>
      <style:text-properties style:font-name="David CLM" officeooo:rsid="063d70ef" officeooo:paragraph-rsid="063eea0a" style:font-name-complex="David CLM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6208022" officeooo:paragraph-rsid="0621f8fb"/>
    </style:style>
    <style:style style:name="P43" style:family="paragraph" style:parent-style-name="Text_20_body">
      <style:paragraph-properties fo:text-align="end" style:justify-single-word="false" style:writing-mode="rl-tb"/>
      <style:text-properties officeooo:rsid="06421956" officeooo:paragraph-rsid="06421956"/>
    </style:style>
    <style:style style:name="P44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102054" style:font-weight-asian="normal" style:font-weight-complex="normal"/>
    </style:style>
    <style:style style:name="P45" style:family="paragraph" style:parent-style-name="Text_20_body">
      <style:paragraph-properties fo:text-align="end" style:justify-single-word="false" style:writing-mode="rl-tb"/>
      <style:text-properties fo:font-weight="normal" officeooo:rsid="06421956" officeooo:paragraph-rsid="06421956" style:font-weight-asian="normal" style:font-weight-complex="normal"/>
    </style:style>
    <style:style style:name="P46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5ef6ec2" style:font-name-complex="David CLM"/>
    </style:style>
    <style:style style:name="P47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rsid="05ef6ec2" officeooo:paragraph-rsid="05ef6ec2" style:font-name-complex="David CLM"/>
    </style:style>
    <style:style style:name="P48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rsid="05ef6ec2" officeooo:paragraph-rsid="05ef6ec2" style:font-size-asian="12pt" style:font-name-complex="David CLM" style:font-size-complex="12pt"/>
    </style:style>
    <style:style style:name="P49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T1" style:family="text">
      <style:text-properties officeooo:rsid="05d818a9"/>
    </style:style>
    <style:style style:name="T2" style:family="text">
      <style:text-properties officeooo:rsid="05db2356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style:use-window-font-color="true" fo:font-size="12pt" officeooo:rsid="04a9e17c" style:font-size-asian="12pt" style:font-size-complex="12pt"/>
    </style:style>
    <style:style style:name="T5" style:family="text">
      <style:text-properties style:use-window-font-color="true" fo:font-size="12pt" officeooo:rsid="037549be" style:font-size-asian="12pt" style:font-size-complex="12pt"/>
    </style:style>
    <style:style style:name="T6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fo:font-size="12pt" fo:font-weight="bold" officeooo:rsid="05ef6ec2" style:font-size-asian="12pt" style:font-weight-asian="bold" style:font-size-complex="12pt" style:font-weight-complex="bold"/>
    </style:style>
    <style:style style:name="T8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2pt" fo:font-style="italic" officeooo:rsid="05ef6ec2" style:font-size-asian="12pt" style:font-style-asian="italic" style:font-size-complex="12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61c5daf" style:font-weight-asian="bold" style:font-weight-complex="bold"/>
    </style:style>
    <style:style style:name="T12" style:family="text">
      <style:text-properties fo:font-weight="bold" officeooo:rsid="0621f8fb" style:font-weight-asian="bold" style:font-weight-complex="bold"/>
    </style:style>
    <style:style style:name="T13" style:family="text">
      <style:text-properties officeooo:rsid="05f2192d"/>
    </style:style>
    <style:style style:name="T14" style:family="text">
      <style:text-properties officeooo:rsid="05f25fb7"/>
    </style:style>
    <style:style style:name="T15" style:family="text">
      <style:text-properties officeooo:rsid="05f95ff9"/>
    </style:style>
    <style:style style:name="T16" style:family="text">
      <style:text-properties officeooo:rsid="05fb4f01"/>
    </style:style>
    <style:style style:name="T17" style:family="text">
      <style:text-properties officeooo:rsid="060673e6"/>
    </style:style>
    <style:style style:name="T18" style:family="text">
      <style:text-properties officeooo:rsid="0607d5a3"/>
    </style:style>
    <style:style style:name="T19" style:family="text">
      <style:text-properties officeooo:rsid="0608f640"/>
    </style:style>
    <style:style style:name="T20" style:family="text">
      <style:text-properties officeooo:rsid="0609ae33"/>
    </style:style>
    <style:style style:name="T21" style:family="text">
      <style:text-properties officeooo:rsid="0609d77c"/>
    </style:style>
    <style:style style:name="T22" style:family="text">
      <style:text-properties officeooo:rsid="06102deb"/>
    </style:style>
    <style:style style:name="T23" style:family="text">
      <style:text-properties officeooo:rsid="0611766a"/>
    </style:style>
    <style:style style:name="T24" style:family="text">
      <style:text-properties style:font-name="David CLM" style:font-name-complex="David CLM"/>
    </style:style>
    <style:style style:name="T25" style:family="text">
      <style:text-properties style:font-name="David CLM" officeooo:rsid="060c388b" style:font-name-complex="David CLM"/>
    </style:style>
    <style:style style:name="T26" style:family="text">
      <style:text-properties style:font-name="David CLM" officeooo:rsid="06359423" style:font-name-complex="David CLM"/>
    </style:style>
    <style:style style:name="T27" style:family="text">
      <style:text-properties style:font-name="David CLM" fo:language="en" fo:country="US" officeooo:rsid="063b92cc" style:font-name-complex="David CLM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officeooo:rsid="059e518c"/>
    </style:style>
    <style:style style:name="T30" style:family="text">
      <style:text-properties officeooo:rsid="0616c30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618e705" style:font-weight-asian="normal" style:font-weight-complex="normal"/>
    </style:style>
    <style:style style:name="T33" style:family="text">
      <style:text-properties fo:font-weight="normal" officeooo:rsid="061aaed5" style:font-weight-asian="normal" style:font-weight-complex="normal"/>
    </style:style>
    <style:style style:name="T34" style:family="text">
      <style:text-properties fo:font-weight="normal" officeooo:rsid="061c5daf" style:font-weight-asian="normal" style:font-weight-complex="normal"/>
    </style:style>
    <style:style style:name="T35" style:family="text">
      <style:text-properties fo:font-weight="normal" officeooo:rsid="061d9db1" style:font-weight-asian="normal" style:font-weight-complex="normal"/>
    </style:style>
    <style:style style:name="T36" style:family="text">
      <style:text-properties fo:font-weight="normal" officeooo:rsid="061f432c" style:font-weight-asian="normal" style:font-weight-complex="normal"/>
    </style:style>
    <style:style style:name="T37" style:family="text">
      <style:text-properties fo:font-weight="normal" officeooo:rsid="0621f8fb" style:font-weight-asian="normal" style:font-weight-complex="normal"/>
    </style:style>
    <style:style style:name="T38" style:family="text">
      <style:text-properties fo:font-weight="normal" officeooo:rsid="06381210" style:font-weight-asian="normal" style:font-weight-complex="normal"/>
    </style:style>
    <style:style style:name="T3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officeooo:rsid="06234450"/>
    </style:style>
    <style:style style:name="T41" style:family="text">
      <style:text-properties officeooo:rsid="06291857"/>
    </style:style>
    <style:style style:name="T42" style:family="text">
      <style:text-properties officeooo:rsid="06298aed"/>
    </style:style>
    <style:style style:name="T43" style:family="text">
      <style:text-properties officeooo:rsid="06359423"/>
    </style:style>
    <style:style style:name="T44" style:family="text">
      <style:text-properties officeooo:rsid="0636ac3f"/>
    </style:style>
    <style:style style:name="T45" style:family="text">
      <style:text-properties fo:language="en" fo:country="US" officeooo:rsid="06392272"/>
    </style:style>
    <style:style style:name="T46" style:family="text">
      <style:text-properties fo:language="en" fo:country="US" officeooo:rsid="063a152b"/>
    </style:style>
    <style:style style:name="T47" style:family="text">
      <style:text-properties fo:language="en" fo:country="US" officeooo:rsid="063b92cc"/>
    </style:style>
    <style:style style:name="T48" style:family="text">
      <style:text-properties fo:language="en" fo:country="US" fo:font-weight="bold" officeooo:rsid="063eea0a" style:font-weight-asian="bold" style:font-weight-complex="bold"/>
    </style:style>
    <style:style style:name="T49" style:family="text">
      <style:text-properties fo:language="en" fo:country="US" fo:font-weight="normal" officeooo:rsid="063eea0a" style:font-weight-asian="normal" style:font-weight-complex="normal"/>
    </style:style>
    <style:style style:name="T50" style:family="text">
      <style:text-properties fo:language="en" fo:country="US" fo:font-weight="normal" officeooo:rsid="0640002c" style:font-weight-asian="normal" style:font-weight-complex="normal"/>
    </style:style>
    <style:style style:name="T51" style:family="text">
      <style:text-properties fo:language="en" fo:country="US" fo:font-weight="normal" officeooo:rsid="0640d2fb" style:font-weight-asian="normal" style:font-weight-complex="normal"/>
    </style:style>
    <style:style style:name="T52" style:family="text">
      <style:text-properties officeooo:rsid="0642e10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מטלה - חלוקה <text:span text:style-name="T42">הוגנת ו</text:span>יעילה</text:h>
      <text:p text:style-name="P3">יש לענות על שאלה אחת לבחירתכם. <text:span text:style-name="T44">שאלות המסומנות בכוכבית (*) מזכות בניקוד כפול.</text:span></text:p>
      <text:p text:style-name="P29">שאלה <text:span text:style-name="T2">1: חלוקה הוגנת ויעילה עם פייתון</text:span></text:p>
      <text:p text:style-name="P7"><text:span text:style-name="T10">תזכורת</text:span>: בבעיית החלוקה שלמדנו בכיתה, יש n אנשים ו-m משאבים, וכל אדם מייחס ערך לכל משאב.</text:p>
      <text:p text:style-name="P7">ניתן לייצג כל בעיה כזאת כמטריצה עם n שורות ו-m עמודות, שבה הערך בשורה i ועמודה j הוא הערך שמייחס אדם i למשאב j.</text:p>
      <text:p text:style-name="P7">כיתבו פונקציה בפייתון, בעזרת cvxpy, המקבלת כקלט מטריצה <text:span text:style-name="T45">כזאת (כללית</text:span><text:span text:style-name="T46">)</text:span>, וכותבת למסך תיאור של חלוקה יעילה פארטו וללא קנאה. לדוגמה, אם הקלט <text:span text:style-name="T23">הוא (כמו הדוגמה במצגת):</text:span></text:p>
      <text:p text:style-name="P33">[[81, 19, 0],<text:line-break/> [80, 0, 20]]</text:p>
      <text:p text:style-name="P21">אז הפלט הוא (בקירוב):</text:p>
      <text:p text:style-name="P33">Agent #1 gets 0.5077 of resource #1, 1.0 of resource #2, and 0.0 <text:span text:style-name="T40">of</text:span> resource #3.</text:p>
      <text:p text:style-name="P33">Agent #2 gets 0.4923 of resource #1, 0.0 of resource #2, and 1.0 of resource #3.</text:p>
      <text:p text:style-name="P33"/>
      <text:p text:style-name="P39"><text:span text:style-name="T10">פתרון</text:span>: שי <text:span text:style-name="T52">אהרן</text:span> <text:s/><text:a xlink:type="simple" xlink:href="https://github.com/ifryed/EconomicsAlgo/blob/master/ex3/main.py" text:style-name="Internet_20_link" text:visited-style-name="Visited_20_Internet_20_Link">https://github.com/ifryed/EconomicsAlgo/blob/master/ex3/main.py</text:a> </text:p>
      <text:p text:style-name="P31"><text:span text:style-name="T24">שאלה </text:span><text:span text:style-name="T27">2</text:span><text:span text:style-name="T25">: חלוקה אגליטרית</text:span></text:p>
      <text:p text:style-name="P5">חלוקה אגליטרית (egalitarian) היא חלוקה הממקסמת את התועלת הקטנה ביותר. לדוגמה, אם יש שלושה אנשים ויש שתי חלוקות – בחלוקה אחת התועלות הן 5, 5, 2 ובחלוקה השניה התועלות הן 3, 3, 4, אז החלוקה האגליטרית היא החלוקה השניה, כי בחלוקה הראשונה התועלת הקטנה ביותר היא 2 ובחלוקה השניה התועלת הקטנה ביותר היא 3.</text:p>
      <text:p text:style-name="P20">א. האם כל חלוקה אגליטרית היא יעילה פארטו? הוכיחו או תנו דוגמה נגדית.</text:p>
      <text:p text:style-name="P20">ב. האם כל חלוקה אגליטרית היא ללא קנאה? הוכיחו או תנו דוגמה נגדית.</text:p>
      <text:p text:style-name="P20">ג. הראו איך אפשר להשתמש ב <text:span text:style-name="T29">cvxpy </text:span>כדי למצוא חלוקה אגליטרית (אפשר להדגים על בעיה מסויימת, למשל על הדוגמה במצגת).</text:p>
      <text:p text:style-name="P41"><text:span text:style-name="T10">פתרון</text:span><text:span text:style-name="T31">: </text:span><text:span text:style-name="T49">בשיעור. </text:span><text:span text:style-name="T50">לסעיף ג יש </text:span><text:span text:style-name="T51">קוד</text:span><text:span text:style-name="T50"> כאן: </text:span><text:a xlink:type="simple" xlink:href="https://github.com/erelsgl-at-ariel/algorithms-5781/blob/master/02-pareto-efficiency/code/egal.py" text:style-name="Internet_20_link" text:visited-style-name="Visited_20_Internet_20_Link">https://github.com/erelsgl-at-ariel/algorithms-5781/blob/master/02-pareto-efficiency/code/egal.py</text:a><text:span text:style-name="T50"> </text:span></text:p>
      <text:p text:style-name="P20"/>
      <text:p text:style-name="P11"><text:soft-page-break/></text:p>
      <text:p text:style-name="P12">שאלה <text:span text:style-name="T47">3</text:span><text:span text:style-name="T41">: יעילות-פארטו חלשה וחזקה</text:span></text:p>
      <text:p text:style-name="P16"/>
      <text:p text:style-name="P15"><text:span text:style-name="T10">הגדרות</text:span>: </text:p>
      <text:list xml:id="list3419292745" text:style-name="L1">
        <text:list-item>
          <text:p text:style-name="P46"><text:span text:style-name="T4">מצב </text:span><text:span text:style-name="T3">א נקרא </text:span><text:span text:style-name="T6">שיפור פארטו</text:span><text:span text:style-name="T7"> חזק </text:span><text:span text:style-name="T3">של </text:span><text:span text:style-name="T4">מצב </text:span><text:span text:style-name="T3">ב, אם </text:span><text:span text:style-name="T4">מצב </text:span><text:span text:style-name="T5">א </text:span><text:span text:style-name="T3">טוב יותר </text:span><text:span text:style-name="T9">לכל </text:span><text:span text:style-name="T3">המשתתפים.</text:span></text:p>
        </text:list-item>
        <text:list-item>
          <text:p text:style-name="P47"><text:span text:style-name="T4">מצב </text:span><text:span text:style-name="T3">נקרא </text:span><text:span text:style-name="T6">יעיל פארטו חלש</text:span><text:span text:style-name="T8"> </text:span><text:span text:style-name="T3">אם לא קיי</text:span><text:span text:style-name="T4">ם</text:span><text:span text:style-name="T3"> </text:span><text:span text:style-name="T4">מצב אחר שהוא </text:span><text:span text:style-name="T3">שיפור-פארטו-חזק של</text:span><text:span text:style-name="T4">ו</text:span><text:span text:style-name="T3">.</text:span></text:p>
          <text:p text:style-name="P48"/>
        </text:list-item>
      </text:list>
      <text:p text:style-name="P6">א. תנו דוגמה לחלוק<text:span text:style-name="T15">ה</text:span> שהיא יעילה-פארטו-חלש אבל לא יעילה-פארטו.</text:p>
      <text:p text:style-name="P6"><text:span text:style-name="T30">ב</text:span>. הוכיחו, שאם <text:span text:style-name="T13">פונקציות הערך של </text:span>כל השחקנים <text:span text:style-name="T13">הן חיוביות ממש בכל נקודה ונקודה בעוגה, </text:span>אז כל חלוקה יעילה-פארטו-חלש היא גם יעילה-פארטו.</text:p>
      <text:p text:style-name="P9"><text:span text:style-name="T30">ג</text:span>. הוכיחו, שאם לכל השחקנים ישנה אותה פונקציית-ערך, אז כל <text:span text:style-name="T14">החלוקות הן יעילות-</text:span>פארטו<text:span text:style-name="T14">.</text:span></text:p>
      <text:p text:style-name="P38"><text:span text:style-name="T10">פתרון</text:span>: גופנה.</text:p>
      <text:p text:style-name="P9"/>
      <text:p text:style-name="P13">* שאלה <text:span text:style-name="T47">4</text:span><text:span text:style-name="T41">: שיווי-משקל תחרותי</text:span></text:p>
      <text:p text:style-name="P14"/>
      <text:p text:style-name="P8"><text:span text:style-name="T31">הקצאת-משאבים נתונה נקראת </text:span><text:span text:style-name="T10">שיווי משקל תחרותי </text:span><text:span text:style-name="T11">שווה-תקציב </text:span><text:span text:style-name="T31">(competitive equilibrium </text:span><text:span text:style-name="T34">with</text:span><text:span text:style-name="T31"> equal </text:span><text:span text:style-name="T34">budgets</text:span><text:span text:style-name="T33">)</text:span><text:span text:style-name="T31"> אם קיים וקטור-מחיר p (מחיר לכל משאב), כך שלכל משתתף i מתקיימים התנאים הבאים:</text:span></text:p>
      <text:list xml:id="list2574620619" text:style-name="L2">
        <text:list-item>
          <text:p text:style-name="P37">המחיר הכולל של הסל שקיבל משתתף i הוא לכל היותר 1;</text:p>
        </text:list-item>
        <text:list-item>
          <text:p text:style-name="P37">כל משתתף מעדיף את הסל שקיבל על-פני כל שאר הסלים שהמחיר שלהם הוא לכל היותר 1.</text:p>
        </text:list-item>
      </text:list>
      <text:p text:style-name="P10">בסמלים:</text:p>
      <text:p text:style-name="P34"><text:span text:style-name="T28">p</text:span><text:span text:style-name="T31">(</text:span><text:span text:style-name="T28">X</text:span><text:span text:style-name="T39">i</text:span><text:span text:style-name="T31">) ≤ 1</text:span></text:p>
      <text:p text:style-name="P34"><text:span text:style-name="T31">For </text:span><text:span text:style-name="T32">every </text:span><text:span text:style-name="T31">Y: <text:s/>if </text:span><text:span text:style-name="T28">p</text:span><text:span text:style-name="T31">(Y) ≤ 1 then </text:span><text:span text:style-name="T28">V</text:span><text:span text:style-name="T39">i</text:span><text:span text:style-name="T31">(</text:span><text:span text:style-name="T28">X</text:span><text:span text:style-name="T39">i</text:span><text:span text:style-name="T31">) ≥ V</text:span><text:span text:style-name="T39">i</text:span><text:span text:style-name="T31">(Y)</text:span></text:p>
      <text:p text:style-name="P22"><text:span text:style-name="T31">א. תנו דוגמה להקצאה שהיא </text:span><text:span text:style-name="T34">ש</text:span><text:span text:style-name="T38">יווי-משקל </text:span><text:span text:style-name="T34">תחרותי שווה-תקציב</text:span><text:span text:style-name="T33"> </text:span><text:span text:style-name="T35">בבעיה כלשהי של חלוקת משאבים</text:span><text:span text:style-name="T31">, למשל הדוגמה במצגת: </text:span></text:p>
      <text:p text:style-name="P35">[[81, 19, 0],<text:line-break/> [80, 0, 20]]</text:p>
      <text:p text:style-name="P23"><text:span text:style-name="T31">תארו את ההקצאה ואת וקטור המחיר p, והסבירו מדוע זה </text:span><text:span text:style-name="T36">אכן </text:span><text:span text:style-name="T34">ש"מ תחרותי שווה-תקציב</text:span><text:span text:style-name="T31">.</text:span></text:p>
      <text:p text:style-name="P24">ב. הוכיחו שכל ש"מ תחרותי שווה-תקציב הוא ללא קנאה.</text:p>
      <text:p text:style-name="P42"><text:span text:style-name="T31">ג. הוכיחו </text:span><text:span text:style-name="T37">שכל ש"מ תחרותי שווה-תקציב הוא יעיל פארטו חלש (ראו הגדרה בשאלה 4).</text:span></text:p>
      <text:p text:style-name="P43"><text:span text:style-name="T12">פתרון</text:span><text:span text:style-name="T37">: </text:span><text:span text:style-name="T31">בשיעור.</text:span></text:p>
      <text:p text:style-name="P30"><text:soft-page-break/>שאלה <text:span text:style-name="T47">5</text:span><text:span text:style-name="T41">: בדיקת יעילות פארטו</text:span></text:p>
      <text:p text:style-name="P4">מטרת האלגוריתם היא לבדוק האם <text:span text:style-name="T43">אפשרות</text:span> מסויימת היא יעילה פארטו. ישנם כמה שחקנים הצריכים לבחור באפשרות אחת מתוך כמה אפשרויות. כל שחקן מייחס ערך מסויים לכל אחת מהאפשרויות, לפי המחלקה הבאה:</text:p>
      <text:p text:style-name="P32">class Agent:</text:p>
      <text:p text:style-name="P32"><text:tab/>value(option:<text:span text:style-name="T17">int</text:span>)-<text:span text:style-name="T17">&gt;float:</text:span> <text:s/></text:p>
      <text:p text:style-name="P32"><text:tab/><text:tab/><text:span text:style-name="T18">"""</text:span></text:p>
      <text:p text:style-name="P32"><text:s text:c="11"/>INPUT: <text:s text:c="2"/>the index of an option.</text:p>
      <text:p text:style-name="P32"><text:s text:c="11"/>OUTPUT: <text:s/>the value of the option to the agent.</text:p>
      <text:p text:style-name="P32"><text:tab/><text:tab/><text:span text:style-name="T18">"""</text:span></text:p>
      <text:p text:style-name="P32"/>
      <text:p text:style-name="P18">א. כיתבו <text:span text:style-name="T1">אלגוריתם המקבל מערך של שחקנים ושתי אפשרויות (כל אפשרות מיוצגת ע"י מספר שלם), ובודק האם אפשרות 1 היא שיפור פארטו של אפשרות 2:</text:span></text:p>
      <text:p text:style-name="P32"><text:span text:style-name="T19">def</text:span> isParetoImprovement(agents:<text:span text:style-name="T19">List[Agent]</text:span>, option1:<text:span text:style-name="T19">int</text:span>, option2:<text:span text:style-name="T19">int</text:span>)-<text:span text:style-name="T19">&gt;bool:</text:span></text:p>
      <text:p text:style-name="P17"><text:span text:style-name="T1">ב</text:span>. כיתבו <text:span text:style-name="T1">אלגוריתם המקבל מערך של שחקנים, אפשרות, ומערך של כל האפשרויות, ובודק האם האפשרות הנתונה יעילה פארטו:</text:span></text:p>
      <text:p text:style-name="P32"><text:span text:style-name="T20">def </text:span>isParetoOptimal(agents:<text:span text:style-name="T20">List[Agent]</text:span>, option:<text:span text:style-name="T20">int</text:span>, <text:span text:style-name="T16"><text:s/>allOptions:List[int]</text:span>)-<text:span text:style-name="T21">&gt;bool:</text:span></text:p>
      <text:p text:style-name="P19">בדקו את <text:span text:style-name="T22">פתרונכם</text:span> על הדוגמה הבאה <text:span text:style-name="T22">(</text:span>כל מספר מייצג את התועלת של השחקן שבשורה למצב שבטור<text:span text:style-name="T22">)</text:span>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8"><text:span text:style-name="T26">אפשרות</text:span>:</text:p>
          </table:table-cell>
          <table:table-cell table:style-name="Table2.A1" office:value-type="string">
            <text:p text:style-name="P27">א</text:p>
          </table:table-cell>
          <table:table-cell table:style-name="Table2.A1" office:value-type="string">
            <text:p text:style-name="P27">ב</text:p>
          </table:table-cell>
          <table:table-cell table:style-name="Table2.A1" office:value-type="string">
            <text:p text:style-name="P27">ג</text:p>
          </table:table-cell>
          <table:table-cell table:style-name="Table2.A1" office:value-type="string">
            <text:p text:style-name="P27">ד</text:p>
          </table:table-cell>
          <table:table-cell table:style-name="Table2.F1" office:value-type="string">
            <text:p text:style-name="P27">ה</text:p>
          </table:table-cell>
        </table:table-row>
        <table:table-row>
          <table:table-cell table:style-name="Table2.A2" office:value-type="string">
            <text:p text:style-name="P25">עמי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4</text:p>
          </table:table-cell>
          <table:table-cell table:style-name="Table2.F2" office:value-type="string">
            <text:p text:style-name="P26">5</text:p>
          </table:table-cell>
        </table:table-row>
        <table:table-row>
          <table:table-cell table:style-name="Table2.A2" office:value-type="string">
            <text:p text:style-name="P25">תמי:</text:p>
          </table:table-cell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6">5</text:p>
          </table:table-cell>
          <table:table-cell table:style-name="Table2.F2" office:value-type="string">
            <text:p text:style-name="P26">4</text:p>
          </table:table-cell>
        </table:table-row>
        <table:table-row>
          <table:table-cell table:style-name="Table2.A2" office:value-type="string">
            <text:p text:style-name="P25">רמי:</text:p>
          </table:table-cell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5</text:p>
          </table:table-cell>
          <table:table-cell table:style-name="Table2.A2" office:value-type="string">
            <text:p text:style-name="P26">5</text:p>
          </table:table-cell>
          <table:table-cell table:style-name="Table2.A2" office:value-type="string">
            <text:p text:style-name="P26">1</text:p>
          </table:table-cell>
          <table:table-cell table:style-name="Table2.F2" office:value-type="string">
            <text:p text:style-name="P26">1</text:p>
          </table:table-cell>
        </table:table-row>
      </table:table>
      <text:p text:style-name="P44"/>
      <text:p text:style-name="P45"><text:span text:style-name="T10">פתרון</text:span>: שחר אנגל <text:a xlink:type="simple" xlink:href="https://github.com/shahareng/economic-algorithms/blob/master/task3.py" text:style-name="Internet_20_link" text:visited-style-name="Visited_20_Internet_20_Link">https://github.com/shahareng/economic-algorithms/blob/master/task3.py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1-11T15:50:18.870000000</dc:date>
    <meta:editing-duration>P11DT15H40M25S</meta:editing-duration>
    <meta:editing-cycles>1435</meta:editing-cycles>
    <meta:document-statistic meta:table-count="1" meta:image-count="0" meta:object-count="0" meta:page-count="3" meta:paragraph-count="79" meta:word-count="626" meta:character-count="3655" meta:non-whitespace-character-count="3069"/>
  </office:meta>
</office:document-meta>
</file>